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b44a" officeooo:paragraph-rsid="001cb4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ker practices</text:p>
      <text:p text:style-name="P1"/>
      <text:p text:style-name="P1">basic:</text:p>
      <text:p text:style-name="P1">docker version</text:p>
      <text:p text:style-name="P1">docker -v</text:p>
      <text:p text:style-name="P1">docker info</text:p>
      <text:p text:style-name="P1">docker --help</text:p>
      <text:p text:style-name="P1">docker login</text:p>
      <text:p text:style-name="P1"/>
      <text:p text:style-name="P1">images</text:p>
      <text:p text:style-name="P1">docker images</text:p>
      <text:p text:style-name="P1">docker pull</text:p>
      <text:p text:style-name="P1">docker rmi</text:p>
      <text:p text:style-name="P1"/>
      <text:p text:style-name="P1">containers</text:p>
      <text:p text:style-name="P1">docker ps</text:p>
      <text:p text:style-name="P1">docker run</text:p>
      <text:p text:style-name="P1">docker start</text:p>
      <text:p text:style-name="P1">docker stop</text:p>
      <text:p text:style-name="P1"/>
      <text:p text:style-name="P1">system</text:p>
      <text:p text:style-name="P1">docker stats</text:p>
      <text:p text:style-name="P1">docker system df</text:p>
      <text:p text:style-name="P1">docker system prun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4:21:22.295546665</meta:creation-date>
    <dc:date>2018-11-05T14:25:00.232166007</dc:date>
    <meta:editing-duration>PT3M38S</meta:editing-duration>
    <meta:editing-cycles>1</meta:editing-cycles>
    <meta:document-statistic meta:table-count="0" meta:image-count="0" meta:object-count="0" meta:page-count="1" meta:paragraph-count="20" meta:word-count="39" meta:character-count="226" meta:non-whitespace-character-count="208"/>
    <meta:generator>LibreOffice/6.0.6.2$Linux_X86_64 LibreOffice_project/00m0$Build-2</meta:generator>
  </office:meta>
</office:document-meta>
</file>